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adornments="Standaard" style:font-family-generic="modern" style:font-pitch="fixed"/>
    <style:font-face style:name="DejaVu Sans Mono" svg:font-family="'DejaVu Sans Mono'" style:font-family-generic="modern" style:font-pitch="fixed"/>
    <style:font-face style:name="Source Code Pro Medium" svg:font-family="'Source Code Pro Medium'"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b4426" officeooo:paragraph-rsid="001b4426"/>
    </style:style>
    <style:style style:name="P2" style:family="paragraph" style:parent-style-name="Text_20_body">
      <style:text-properties officeooo:rsid="00c8f354" officeooo:paragraph-rsid="00c8f354"/>
    </style:style>
    <style:style style:name="P3" style:family="paragraph" style:parent-style-name="Text_20_body">
      <style:text-properties officeooo:rsid="00c9022e" officeooo:paragraph-rsid="00c9022e"/>
    </style:style>
    <style:style style:name="P4" style:family="paragraph" style:parent-style-name="Text_20_body">
      <style:text-properties officeooo:rsid="00cabdbe" officeooo:paragraph-rsid="00cabdbe"/>
    </style:style>
    <style:style style:name="P5" style:family="paragraph" style:parent-style-name="Text_20_body">
      <style:text-properties officeooo:rsid="00cabdbe" officeooo:paragraph-rsid="00d39d03"/>
    </style:style>
    <style:style style:name="P6" style:family="paragraph" style:parent-style-name="Text_20_body">
      <style:text-properties officeooo:rsid="00cea7ec" officeooo:paragraph-rsid="00cea7ec"/>
    </style:style>
    <style:style style:name="P7" style:family="paragraph" style:parent-style-name="Text_20_body">
      <style:text-properties style:text-underline-style="none" officeooo:rsid="00cb9189" officeooo:paragraph-rsid="00cb9189"/>
    </style:style>
    <style:style style:name="P8" style:family="paragraph" style:parent-style-name="Text_20_body">
      <style:text-properties style:text-underline-style="none" officeooo:rsid="00cb9189" officeooo:paragraph-rsid="00d39d03"/>
    </style:style>
    <style:style style:name="P9" style:family="paragraph" style:parent-style-name="Text_20_body">
      <style:text-properties style:text-underline-style="none" officeooo:rsid="00d50ac5" officeooo:paragraph-rsid="00d50ac5"/>
    </style:style>
    <style:style style:name="P10" style:family="paragraph" style:parent-style-name="Text_20_body">
      <style:text-properties officeooo:rsid="00d10564" officeooo:paragraph-rsid="00d10564"/>
    </style:style>
    <style:style style:name="P11" style:family="paragraph" style:parent-style-name="Text_20_body">
      <style:text-properties officeooo:rsid="00cb9189" officeooo:paragraph-rsid="00cb9189"/>
    </style:style>
    <style:style style:name="P12" style:family="paragraph" style:parent-style-name="Text_20_body">
      <style:text-properties officeooo:rsid="00cb9189" officeooo:paragraph-rsid="00d39d03"/>
    </style:style>
    <style:style style:name="P13" style:family="paragraph" style:parent-style-name="Text_20_body">
      <style:text-properties officeooo:rsid="00d2113b" officeooo:paragraph-rsid="00d2113b"/>
    </style:style>
    <style:style style:name="P14" style:family="paragraph" style:parent-style-name="Text_20_body">
      <style:text-properties officeooo:rsid="00d50ac5" officeooo:paragraph-rsid="00d50ac5"/>
    </style:style>
    <style:style style:name="P15" style:family="paragraph" style:parent-style-name="Text_20_body">
      <style:text-properties officeooo:rsid="00d6dba9" officeooo:paragraph-rsid="00d6dba9"/>
    </style:style>
    <style:style style:name="P16" style:family="paragraph" style:parent-style-name="Subtitle">
      <style:text-properties officeooo:rsid="001b4426" officeooo:paragraph-rsid="001b4426"/>
    </style:style>
    <style:style style:name="P17" style:family="paragraph" style:parent-style-name="Title">
      <style:text-properties fo:language="en" fo:country="US" officeooo:rsid="0009ee37"/>
    </style:style>
    <style:style style:name="P18" style:family="paragraph" style:parent-style-name="Text_20_body">
      <style:paragraph-properties fo:break-before="page"/>
      <style:text-properties fo:language="en" fo:country="US" officeooo:rsid="001b4426" officeooo:paragraph-rsid="001b4426"/>
    </style:style>
    <style:style style:name="P19" style:family="paragraph" style:parent-style-name="Text_20_body">
      <style:paragraph-properties fo:margin-left="1.27cm" fo:margin-right="0cm" fo:text-indent="0cm" style:auto-text-indent="false"/>
      <style:text-properties officeooo:rsid="00cabdbe" officeooo:paragraph-rsid="00d50ac5"/>
    </style:style>
    <style:style style:name="P20" style:family="paragraph" style:parent-style-name="Heading_20_3">
      <style:text-properties officeooo:rsid="00daf584" officeooo:paragraph-rsid="00df232e"/>
    </style:style>
    <style:style style:name="P21" style:family="paragraph" style:parent-style-name="Heading_20_3">
      <style:text-properties officeooo:paragraph-rsid="00db93bd"/>
    </style:style>
    <style:style style:name="P22" style:family="paragraph" style:parent-style-name="Heading_20_3">
      <style:text-properties officeooo:rsid="00db93bd" officeooo:paragraph-rsid="00db93bd"/>
    </style:style>
    <style:style style:name="P23" style:family="paragraph" style:parent-style-name="Heading_20_3">
      <style:text-properties officeooo:rsid="00db93bd" officeooo:paragraph-rsid="00dfeae6"/>
    </style:style>
    <style:style style:name="P24" style:family="paragraph" style:parent-style-name="Heading_20_3">
      <style:text-properties officeooo:paragraph-rsid="00dfeae6"/>
    </style:style>
    <style:style style:name="P25" style:family="paragraph" style:parent-style-name="Heading_20_3">
      <style:text-properties officeooo:rsid="00dfeae6" officeooo:paragraph-rsid="00dfeae6"/>
    </style:style>
    <style:style style:name="P26" style:family="paragraph" style:parent-style-name="Heading_20_3">
      <style:text-properties officeooo:paragraph-rsid="00e0abeb"/>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Heading_20_2">
      <style:text-properties officeooo:rsid="00c8f354" officeooo:paragraph-rsid="00c8f354"/>
    </style:style>
    <style:style style:name="P30" style:family="paragraph" style:parent-style-name="Heading_20_2">
      <style:text-properties officeooo:rsid="00c8f354" officeooo:paragraph-rsid="00cb9189"/>
    </style:style>
    <style:style style:name="P31" style:family="paragraph" style:parent-style-name="Heading_20_2">
      <style:text-properties officeooo:rsid="00d6dba9" officeooo:paragraph-rsid="00dd4e95"/>
    </style:style>
    <style:style style:name="P32" style:family="paragraph" style:parent-style-name="Heading_20_2">
      <style:text-properties officeooo:rsid="00cabdbe" officeooo:paragraph-rsid="00d6dba9"/>
    </style:style>
    <style:style style:name="P33" style:family="paragraph" style:parent-style-name="Heading_20_2">
      <style:text-properties officeooo:rsid="00d50ac5" officeooo:paragraph-rsid="00d50ac5"/>
    </style:style>
    <style:style style:name="P34" style:family="paragraph" style:parent-style-name="Heading_20_2">
      <style:text-properties officeooo:paragraph-rsid="00db93bd"/>
    </style:style>
    <style:style style:name="P35" style:family="paragraph" style:parent-style-name="Heading_20_2">
      <style:text-properties officeooo:paragraph-rsid="00df232e"/>
    </style:style>
    <style:style style:name="P36" style:family="paragraph" style:parent-style-name="Heading_20_2">
      <style:text-properties officeooo:paragraph-rsid="00dfeae6"/>
    </style:style>
    <style:style style:name="P37" style:family="paragraph" style:parent-style-name="Heading_20_2">
      <style:text-properties officeooo:rsid="00dfeae6" officeooo:paragraph-rsid="00dfeae6"/>
    </style:style>
    <style:style style:name="P38" style:family="paragraph" style:parent-style-name="Heading_20_2">
      <style:text-properties officeooo:paragraph-rsid="00e0abeb"/>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itle" style:master-page-name="First_20_Page">
      <style:paragraph-properties style:page-number="auto"/>
      <style:text-properties officeooo:rsid="001b4426" officeooo:paragraph-rsid="001b4426"/>
    </style:style>
    <style:style style:name="P41" style:family="paragraph" style:parent-style-name="Heading_20_1">
      <style:text-properties fo:language="en" fo:country="US" officeooo:rsid="0008b5ef" officeooo:paragraph-rsid="0008b5ef"/>
    </style:style>
    <style:style style:name="P42" style:family="paragraph" style:parent-style-name="Heading_20_1">
      <style:text-properties officeooo:rsid="00c8f354" officeooo:paragraph-rsid="00c8f354"/>
    </style:style>
    <style:style style:name="P43" style:family="paragraph" style:parent-style-name="Heading_20_1">
      <style:text-properties officeooo:rsid="00d00091" officeooo:paragraph-rsid="00d00091"/>
    </style:style>
    <style:style style:name="P44" style:family="paragraph" style:parent-style-name="Heading_20_1">
      <style:text-properties officeooo:rsid="00daf584" officeooo:paragraph-rsid="00daf584"/>
    </style:style>
    <style:style style:name="P45" style:family="paragraph" style:parent-style-name="Heading_20_1">
      <style:text-properties officeooo:rsid="00e0abeb" officeooo:paragraph-rsid="00e0abeb"/>
    </style:style>
    <style:style style:name="P46" style:family="paragraph" style:parent-style-name="Text_20_body" style:list-style-name="L1">
      <style:text-properties officeooo:rsid="00d2113b" officeooo:paragraph-rsid="00d2113b"/>
    </style:style>
    <style:style style:name="P47" style:family="paragraph" style:parent-style-name="Text_20_body" style:list-style-name="L2">
      <style:text-properties officeooo:rsid="00d39d03" officeooo:paragraph-rsid="00d39d03"/>
    </style:style>
    <style:style style:name="P48" style:family="paragraph" style:parent-style-name="Text_20_body">
      <style:text-properties officeooo:rsid="00da3cb3" officeooo:paragraph-rsid="00da3cb3"/>
    </style:style>
    <style:style style:name="P49" style:family="paragraph" style:parent-style-name="Text_20_body">
      <style:text-properties officeooo:rsid="00d10564" officeooo:paragraph-rsid="00d10564"/>
    </style:style>
    <style:style style:name="P50" style:family="paragraph" style:parent-style-name="Text_20_body">
      <style:text-properties officeooo:rsid="00daf584" officeooo:paragraph-rsid="00daf584"/>
    </style:style>
    <style:style style:name="P51" style:family="paragraph" style:parent-style-name="Text_20_body">
      <style:text-properties officeooo:rsid="00db93bd" officeooo:paragraph-rsid="00db93bd"/>
    </style:style>
    <style:style style:name="P52" style:family="paragraph" style:parent-style-name="Text_20_body">
      <style:text-properties officeooo:rsid="00c8f354" officeooo:paragraph-rsid="00c8f354"/>
    </style:style>
    <style:style style:name="P53" style:family="paragraph" style:parent-style-name="Text_20_body">
      <style:text-properties style:font-name="DejaVu Sans Mono" officeooo:rsid="00c8f354" officeooo:paragraph-rsid="00c8f354"/>
    </style:style>
    <style:style style:name="P54" style:family="paragraph" style:parent-style-name="Text_20_body">
      <style:text-properties style:font-name="DejaVu Sans Mono" officeooo:rsid="00c9022e" officeooo:paragraph-rsid="00c9022e"/>
    </style:style>
    <style:style style:name="P55" style:family="paragraph" style:parent-style-name="Text_20_body">
      <style:text-properties style:font-name="DejaVu Sans Mono" officeooo:rsid="00cb9189" officeooo:paragraph-rsid="00d39d03"/>
    </style:style>
    <style:style style:name="P56" style:family="paragraph" style:parent-style-name="Text_20_body">
      <style:text-properties style:font-name="DejaVu Sans Mono" style:text-underline-style="none" officeooo:rsid="00cb9189" officeooo:paragraph-rsid="00d39d03"/>
    </style:style>
    <style:style style:name="P57" style:family="paragraph" style:parent-style-name="Text_20_body">
      <style:text-properties style:font-name="DejaVu Sans Mono" style:text-underline-style="none" officeooo:rsid="00cb9189" officeooo:paragraph-rsid="00cb9189"/>
    </style:style>
    <style:style style:name="P58" style:family="paragraph" style:parent-style-name="Text_20_body">
      <style:text-properties style:font-name="DejaVu Sans Mono" style:text-underline-style="none" officeooo:rsid="00d39d03" officeooo:paragraph-rsid="00d39d03"/>
    </style:style>
    <style:style style:name="P59" style:family="paragraph" style:parent-style-name="Text_20_body">
      <style:text-properties style:font-name="DejaVu Sans Mono" style:text-underline-style="none" officeooo:rsid="00d50ac5" officeooo:paragraph-rsid="00d50ac5"/>
    </style:style>
    <style:style style:name="P60" style:family="paragraph" style:parent-style-name="Text_20_body">
      <style:text-properties style:font-name="DejaVu Sans Mono" officeooo:rsid="00cabdbe" officeooo:paragraph-rsid="00d50ac5"/>
    </style:style>
    <style:style style:name="P61" style:family="paragraph" style:parent-style-name="Text_20_body">
      <style:text-properties officeooo:rsid="00d6dba9" officeooo:paragraph-rsid="00dd4e95"/>
    </style:style>
    <style:style style:name="P62" style:family="paragraph" style:parent-style-name="Text_20_body">
      <style:text-properties officeooo:rsid="00dfeae6" officeooo:paragraph-rsid="00dfeae6"/>
    </style:style>
    <style:style style:name="P63" style:family="paragraph" style:parent-style-name="Text_20_body" style:list-style-name="L3">
      <style:text-properties officeooo:rsid="00dfeae6" officeooo:paragraph-rsid="00dfeae6"/>
    </style:style>
    <style:style style:name="P64" style:family="paragraph" style:parent-style-name="Text_20_body">
      <style:text-properties officeooo:rsid="00e0abeb" officeooo:paragraph-rsid="00e0abeb"/>
    </style:style>
    <style:style style:name="P65" style:family="paragraph" style:parent-style-name="Text_20_body" style:list-style-name="L4">
      <style:text-properties officeooo:paragraph-rsid="00e0abeb"/>
    </style:style>
    <style:style style:name="P66" style:family="paragraph" style:parent-style-name="Text_20_body" style:list-style-name="L4">
      <style:text-properties officeooo:rsid="00e18276" officeooo:paragraph-rsid="00e18276"/>
    </style:style>
    <style:style style:name="P67" style:family="paragraph" style:parent-style-name="Text_20_body">
      <style:text-properties officeooo:rsid="00e18276" officeooo:paragraph-rsid="00e18276"/>
    </style:style>
    <style:style style:name="P68" style:family="paragraph" style:parent-style-name="Text_20_body" style:list-style-name="L5">
      <style:text-properties officeooo:rsid="00e18eab" officeooo:paragraph-rsid="00e18eab"/>
    </style:style>
    <style:style style:name="P69" style:family="paragraph" style:parent-style-name="Text_20_body" style:list-style-name="L6">
      <style:text-properties officeooo:rsid="00e18eab" officeooo:paragraph-rsid="00e18eab"/>
    </style:style>
    <style:style style:name="P70" style:family="paragraph" style:parent-style-name="Text_20_body">
      <style:text-properties officeooo:rsid="00e29d7c" officeooo:paragraph-rsid="00e29d7c"/>
    </style:style>
    <style:style style:name="T1" style:family="text">
      <style:text-properties fo:language="en" fo:country="US"/>
    </style:style>
    <style:style style:name="T2" style:family="text">
      <style:text-properties fo:language="en" fo:country="US" officeooo:rsid="00c8d0e4"/>
    </style:style>
    <style:style style:name="T3" style:family="text">
      <style:text-properties fo:language="en" fo:country="US" officeooo:rsid="00c8f354"/>
    </style:style>
    <style:style style:name="T4" style:family="text">
      <style:text-properties fo:language="en" fo:country="US" officeooo:rsid="00d896a6"/>
    </style:style>
    <style:style style:name="T5" style:family="text">
      <style:text-properties officeooo:rsid="00c9022e"/>
    </style:style>
    <style:style style:name="T6" style:family="text">
      <style:text-properties officeooo:rsid="00cabdbe"/>
    </style:style>
    <style:style style:name="T7" style:family="text">
      <style:text-properties officeooo:rsid="00cb9189"/>
    </style:style>
    <style:style style:name="T8" style:family="text">
      <style:text-properties style:text-underline-style="none"/>
    </style:style>
    <style:style style:name="T9" style:family="text">
      <style:text-properties style:text-underline-style="none" officeooo:rsid="00d39d03"/>
    </style:style>
    <style:style style:name="T10" style:family="text">
      <style:text-properties style:text-underline-style="none" officeooo:rsid="00d50ac5"/>
    </style:style>
    <style:style style:name="T11" style:family="text">
      <style:text-properties officeooo:rsid="00cd5561"/>
    </style:style>
    <style:style style:name="T12" style:family="text">
      <style:text-properties officeooo:rsid="00d39d03"/>
    </style:style>
    <style:style style:name="T13" style:family="text">
      <style:text-properties officeooo:rsid="00d50ac5"/>
    </style:style>
    <style:style style:name="T14" style:family="text">
      <style:text-properties officeooo:rsid="00d9c371"/>
    </style:style>
    <style:style style:name="T15" style:family="text">
      <style:text-properties officeooo:rsid="00daf584"/>
    </style:style>
    <style:style style:name="T16" style:family="text">
      <style:text-properties officeooo:rsid="00db93bd"/>
    </style:style>
    <style:style style:name="T17" style:family="text">
      <style:text-properties style:font-name="DejaVu Sans Mono"/>
    </style:style>
    <style:style style:name="T18" style:family="text">
      <style:text-properties style:font-name="DejaVu Sans Mono" officeooo:rsid="00c9022e"/>
    </style:style>
    <style:style style:name="T19" style:family="text">
      <style:text-properties style:font-name="DejaVu Sans Mono" officeooo:rsid="00cabdbe"/>
    </style:style>
    <style:style style:name="T20" style:family="text">
      <style:text-properties style:font-name="DejaVu Sans Mono" officeooo:rsid="00dd4e95"/>
    </style:style>
    <style:style style:name="T21" style:family="text">
      <style:text-properties style:font-name="DejaVu Sans Mono" style:text-underline-style="solid" style:text-underline-width="auto" style:text-underline-color="font-color"/>
    </style:style>
    <style:style style:name="T22" style:family="text">
      <style:text-properties style:font-name="DejaVu Sans Mono" style:text-underline-style="none"/>
    </style:style>
    <style:style style:name="T23" style:family="text">
      <style:text-properties style:font-name="DejaVu Sans Mono" style:text-underline-style="none" officeooo:rsid="00dd4e95"/>
    </style:style>
    <style:style style:name="T24" style:family="text">
      <style:text-properties style:font-name="DejaVu Sans Mono" style:text-underline-style="none" officeooo:rsid="00d39d03"/>
    </style:style>
    <style:style style:name="T25" style:family="text">
      <style:text-properties style:font-name="DejaVu Sans Mono" officeooo:rsid="00cb9189"/>
    </style:style>
    <style:style style:name="T26" style:family="text">
      <style:text-properties style:font-name="DejaVu Sans Mono" officeooo:rsid="00d9c371"/>
    </style:style>
    <style:style style:name="T27" style:family="text">
      <style:text-properties officeooo:rsid="00dd4e95"/>
    </style:style>
    <style:style style:name="T28" style:family="text">
      <style:text-properties officeooo:rsid="00df232e"/>
    </style:style>
    <style:style style:name="T29" style:family="text">
      <style:text-properties officeooo:rsid="00e0abeb"/>
    </style:style>
    <style:style style:name="T30" style:family="text">
      <style:text-properties officeooo:rsid="00e29d7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ORTS </text:span><text:span text:style-name="T4">File </text:span><text:span text:style-name="T2">Checker</text:span></text:p>
      <text:p text:style-name="P1"/>
      <text:p text:style-name="P16"><text:span text:style-name="T3">A command-line tool to check content for ORTS</text:span><text:span text:style-name="T1"><text:line-break/></text:span></text:p>
      <text:p text:style-name="P1"/>
      <text:p text:style-name="P1"/>
      <text:p text:style-name="P1"/>
      <text:p text:style-name="P1"/>
      <text:p text:style-name="P1"/>
      <text:p text:style-name="P1"/>
      <text:p text:style-name="P1"/>
      <text:p text:style-name="P1"/>
      <text:p text:style-name="P1"/>
      <text:p text:style-name="P18"/>
      <text:table-of-content text:style-name="Sect1" text:protected="true" text:name="Inhoudsopgave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2_Head">
            <text:p text:style-name="Contents_20_Heading">Contents</text:p>
          </text:index-title>
          <text:p text:style-name="P39"><text:a xlink:type="simple" xlink:href="#__RefHeading__266_2007286151" text:style-name="Index_20_Link" text:visited-style-name="Index_20_Link">1. <text:s/>Introduction<text:tab/>2</text:a></text:p>
          <text:p text:style-name="P39"><text:a xlink:type="simple" xlink:href="#__RefHeading___Toc157_1799448301" text:style-name="Index_20_Link" text:visited-style-name="Index_20_Link">2. <text:s/>Usage<text:tab/>2</text:a></text:p>
          <text:p text:style-name="P28"><text:a xlink:type="simple" xlink:href="#__RefHeading___Toc159_1799448301" text:style-name="Index_20_Link" text:visited-style-name="Index_20_Link">2.1. <text:s/>Single file usage<text:tab/>2</text:a></text:p>
          <text:p text:style-name="P28"><text:a xlink:type="simple" xlink:href="#__RefHeading___Toc161_1799448301" text:style-name="Index_20_Link" text:visited-style-name="Index_20_Link">2.2. <text:s/>Multiple file usage<text:tab/>3</text:a></text:p>
          <text:p text:style-name="P28"><text:a xlink:type="simple" xlink:href="#__RefHeading___Toc163_1799448301" text:style-name="Index_20_Link" text:visited-style-name="Index_20_Link">2.3. <text:s/>Help<text:tab/>3</text:a></text:p>
          <text:p text:style-name="P28"><text:a xlink:type="simple" xlink:href="#__RefHeading___Toc584_2172955473" text:style-name="Index_20_Link" text:visited-style-name="Index_20_Link">2.4. <text:s/>Verbose<text:tab/>3</text:a></text:p>
          <text:p text:style-name="P28"><text:a xlink:type="simple" xlink:href="#__RefHeading___Toc275_1884904165" text:style-name="Index_20_Link" text:visited-style-name="Index_20_Link">2.5. <text:s/>Hierarchical loading<text:tab/>3</text:a></text:p>
          <text:p text:style-name="P28"><text:a xlink:type="simple" xlink:href="#__RefHeading___Toc165_1799448301" text:style-name="Index_20_Link" text:visited-style-name="Index_20_Link">2.6. <text:s/>Advanced cross-checking<text:tab/>4</text:a></text:p>
          <text:p text:style-name="P28"><text:a xlink:type="simple" xlink:href="#__RefHeading___Toc167_1799448301" text:style-name="Index_20_Link" text:visited-style-name="Index_20_Link">2.7. <text:s/>Starting from windows explorer<text:tab/>4</text:a></text:p>
          <text:p text:style-name="P39"><text:a xlink:type="simple" xlink:href="#__RefHeading___Toc169_1799448301" text:style-name="Index_20_Link" text:visited-style-name="Index_20_Link">3. <text:s/>File recognition<text:tab/>5</text:a></text:p>
          <text:p text:style-name="P39"><text:a xlink:type="simple" xlink:href="#__RefHeading___Toc586_2172955473" text:style-name="Index_20_Link" text:visited-style-name="Index_20_Link">4. <text:s/>File relations<text:tab/>5</text:a></text:p>
          <text:p text:style-name="P28"><text:a xlink:type="simple" xlink:href="#__RefHeading___Toc588_2172955473" text:style-name="Index_20_Link" text:visited-style-name="Index_20_Link">4.1. <text:s/>sigcfg.dat signal configuration<text:tab/>5</text:a></text:p>
          <text:p text:style-name="P27"><text:a xlink:type="simple" xlink:href="#__RefHeading___Toc590_2172955473" text:style-name="Index_20_Link" text:visited-style-name="Index_20_Link">4.1.1. <text:s/>Dependent files<text:tab/>5</text:a></text:p>
          <text:p text:style-name="P28"><text:a xlink:type="simple" xlink:href="#__RefHeading___Toc592_2172955473" text:style-name="Index_20_Link" text:visited-style-name="Index_20_Link">4.2. <text:s/>.sms sound management<text:tab/>5</text:a></text:p>
          <text:p text:style-name="P27"><text:a xlink:type="simple" xlink:href="#__RefHeading___Toc607_2172955473" text:style-name="Index_20_Link" text:visited-style-name="Index_20_Link">4.2.1. <text:s/>Referenced files<text:tab/>5</text:a></text:p>
          <text:p text:style-name="P28"><text:a xlink:type="simple" xlink:href="#__RefHeading___Toc609_2172955473" text:style-name="Index_20_Link" text:visited-style-name="Index_20_Link">4.3. <text:s/>.t terrain tiles<text:tab/>5</text:a></text:p>
          <text:p text:style-name="P27"><text:a xlink:type="simple" xlink:href="#__RefHeading___Toc594_2172955473" text:style-name="Index_20_Link" text:visited-style-name="Index_20_Link">4.3.1. <text:s/>Dependent files<text:tab/>5</text:a></text:p>
          <text:p text:style-name="P28"><text:a xlink:type="simple" xlink:href="#__RefHeading___Toc596_2172955473" text:style-name="Index_20_Link" text:visited-style-name="Index_20_Link">4.4. <text:s/>.tdb track database<text:tab/>5</text:a></text:p>
          <text:p text:style-name="P27"><text:a xlink:type="simple" xlink:href="#__RefHeading___Toc611_2172955473" text:style-name="Index_20_Link" text:visited-style-name="Index_20_Link">4.4.1. <text:s/>Dependent files<text:tab/>5</text:a></text:p>
          <text:p text:style-name="P28"><text:a xlink:type="simple" xlink:href="#__RefHeading___Toc598_2172955473" text:style-name="Index_20_Link" text:visited-style-name="Index_20_Link">4.5. <text:s/>.trk main route entry<text:tab/>5</text:a></text:p>
          <text:p text:style-name="P27"><text:a xlink:type="simple" xlink:href="#__RefHeading___Toc602_2172955473" text:style-name="Index_20_Link" text:visited-style-name="Index_20_Link">4.5.1. <text:s/>Referenced files<text:tab/>5</text:a></text:p>
          <text:p text:style-name="P27"><text:a xlink:type="simple" xlink:href="#__RefHeading___Toc604_2172955473" text:style-name="Index_20_Link" text:visited-style-name="Index_20_Link">4.5.2. <text:s/>All files<text:tab/>6</text:a></text:p>
          <text:p text:style-name="P28"><text:a xlink:type="simple" xlink:href="#__RefHeading___Toc613_2172955473" text:style-name="Index_20_Link" text:visited-style-name="Index_20_Link">4.6. <text:s/>Tsection.dat track sections<text:tab/>6</text:a></text:p>
          <text:p text:style-name="P27"><text:a xlink:type="simple" xlink:href="#__RefHeading___Toc615_2172955473" text:style-name="Index_20_Link" text:visited-style-name="Index_20_Link">4.6.1. <text:s/>Dependent files<text:tab/>6</text:a></text:p>
          <text:p text:style-name="P39"><text:a xlink:type="simple" xlink:href="#__RefHeading___Toc617_2172955473" text:style-name="Index_20_Link" text:visited-style-name="Index_20_Link">5. <text:s/>Limitations and known issues<text:tab/>6</text:a></text:p>
        </text:index-body>
      </text:table-of-content>
      <text:p text:style-name="P17"/>
      <text:h text:style-name="P41" text:outline-level="1"><text:bookmark-start text:name="__RefHeading__266_2007286151"/>Introduction<text:bookmark-end text:name="__RefHeading__266_2007286151"/></text:h>
      <text:p text:style-name="P2">This document describes a tool for ORTS that checks whether files needed for ORTS can be loaded properly or not. This loading is done stand-alone in the sense that it is not needed to run the simulator. In this way you can check files to make sure they will not pose problems in ORTS or perhaps are simply neglected.</text:p>
      <text:h text:style-name="P42" text:outline-level="1"><text:bookmark-start text:name="__RefHeading___Toc157_1799448301"/>Usage<text:bookmark-end text:name="__RefHeading___Toc157_1799448301"/></text:h>
      <text:p text:style-name="P67">Note that since this is a console application all output goes to the console window. It can be re-directed to a file. In case the output is very long, the application does try to increase the buffer size of the console window such that no results are lost.</text:p>
      <text:h text:style-name="P29" text:outline-level="2"><text:bookmark-start text:name="__RefHeading___Toc159_1799448301"/>Single file usage<text:bookmark-end text:name="__RefHeading___Toc159_1799448301"/></text:h>
      <text:p text:style-name="P2">This is the basic usage mode:</text:p>
      <text:p text:style-name="P53">ContentChecker.exe &lt;file&gt;</text:p>
      <text:p text:style-name="P3">example:</text:p>
      <text:p text:style-name="P54">ContentChecker.exe marias.tdb</text:p>
      <text:p text:style-name="P2">The output will normally just be a line with the file that is being loaded and a line that says ‘OK’. It <text:soft-page-break/>is possible that some warnings are shown as well. But if the file can at least be loaded, you will get an ‘OK’. In case the file cannot be loaded and an exception is raised in the code, the exception message will be shown instead</text:p>
      <text:h text:style-name="P29" text:outline-level="2"><text:bookmark-start text:name="__RefHeading___Toc161_1799448301"/>Multiple file usage<text:bookmark-end text:name="__RefHeading___Toc161_1799448301"/></text:h>
      <text:p text:style-name="P2">In many cases you want to check multiple files:</text:p>
      <text:p text:style-name="P53">ContentChecker.exe &lt;files&gt;</text:p>
      <text:p text:style-name="P3">examples:</text:p>
      <text:p text:style-name="P54">ContentChecker.exe marias.tdb marias.rdb</text:p>
      <text:p text:style-name="P54">ContentChecker.exe *.pat</text:p>
      <text:p text:style-name="P54">ContentChecker.exe *.sms *.wav</text:p>
      <text:p text:style-name="P54">ContentChecker.exe *</text:p>
      <text:p text:style-name="P2">The files can either be actual files or they can contain the <text:span text:style-name="T27">search </text:span>character ‘*’ <text:span text:style-name="T5">indicating multiple files. Do note that in case a ‘*’ is used also sub-directories will be searched. So calling </text:span><text:span text:style-name="T18">ContentChecker.exe</text:span><text:span text:style-name="T5"> *.ace will find all *.ace files in or under the current directory.</text:span></text:p>
      <text:p text:style-name="P3">When multiple files are loaded you will <text:span text:style-name="T6">first </text:span>get the same result as loading all files individually. But at the end there will also be a summar<text:span text:style-name="T6">y showing the amount of files loaded, the amount of files skipped (e.g. because the file is recognized but not used like a </text:span><text:span text:style-name="T19">_n.raw</text:span><text:span text:style-name="T6"> file or because the file cannot be loaded independently), the amount of files not recognized, <text:s/>as well as a count of all errors, warnings and informations.</text:span></text:p>
      <text:h text:style-name="P31" text:outline-level="2"><text:bookmark-start text:name="__RefHeading___Toc163_1799448301"/><text:span text:style-name="T27">Help</text:span><text:bookmark-end text:name="__RefHeading___Toc163_1799448301"/></text:h>
      <text:p text:style-name="P61">The option <text:span text:style-name="T17">/</text:span><text:span text:style-name="T20">h</text:span> or <text:span text:style-name="T17">/</text:span><text:span text:style-name="T20">help</text:span> <text:span text:style-name="T27">will show simple help</text:span></text:p>
      <text:h text:style-name="P31" text:outline-level="2"><text:bookmark-start text:name="__RefHeading___Toc584_2172955473"/>Verbose<text:bookmark-end text:name="__RefHeading___Toc584_2172955473"/></text:h>
      <text:p text:style-name="P15">The option <text:span text:style-name="T17">/v</text:span> or <text:span text:style-name="T17">/verbose</text:span> will not only show errors and warnings, but also informational trace output.</text:p>
      <text:p text:style-name="P15">Possibly the advanced cross-checking (see below) should actually partially be implemented using these kind of messages. That needs to be seen.</text:p>
      <text:h text:style-name="P32" text:outline-level="2"><text:bookmark-start text:name="__RefHeading___Toc275_1884904165"/>Hierarchical loading<text:bookmark-end text:name="__RefHeading___Toc275_1884904165"/></text:h>
      <text:p text:style-name="P48">(partially implemented)</text:p>
      <text:p text:style-name="P13">Obviously all the files that are used are not really independent. There are various relations between the files:</text:p>
      <text:list xml:id="list1665865030" text:style-name="L1">
        <text:list-item>
          <text:p text:style-name="P46">Many files can be loaded independently</text:p>
        </text:list-item>
        <text:list-item>
          <text:p text:style-name="P46">A number of files cannot be loaded independently at all: they need information from another file. For instance</text:p>
          <text:list>
            <text:list-item>
              <text:p text:style-name="P46">signal script files cannot be loaded without information the signal config file</text:p>
            </text:list-item>
            <text:list-item>
              <text:p text:style-name="P46">tile <text:span text:style-name="T17">.raw</text:span> files cannot be loaded without information from the <text:span text:style-name="T17">.t </text:span>terrain file</text:p>
            </text:list-item>
          </text:list>
        </text:list-item>
        <text:list-item>
          <text:p text:style-name="P46">Many files refer to other files. Although some or perhaps even all of these referred-to files can be loaded independently, it is nice to have an option where not only a file but also all directly referred files are loaded. For instance</text:p>
          <text:list>
            <text:list-item>
              <text:p text:style-name="P46"><text:span text:style-name="T17">.act</text:span> files refer directly to <text:span text:style-name="T17">.srv</text:span> and <text:span text:style-name="T17">.pat</text:span> files</text:p>
            </text:list-item>
            <text:list-item>
              <text:p text:style-name="P46"><text:soft-page-break/>Signal config files refer directly to signal script files</text:p>
            </text:list-item>
            <text:list-item>
              <text:p text:style-name="P46">the <text:span text:style-name="T17">.trk</text:span> file refers directly to a <text:span text:style-name="T17">.ace</text:span> and <text:span text:style-name="T17">.sms</text:span> file used during loading</text:p>
            </text:list-item>
          </text:list>
        </text:list-item>
        <text:list-item>
          <text:p text:style-name="P46">And then there are files that are loaded not directly, but only when needed in the simulator. The obvious example here are the worldfiles.</text:p>
        </text:list-item>
      </text:list>
      <text:p text:style-name="P13">For all these <text:span text:style-name="T12">relations we have separate options:</text:span></text:p>
      <text:list xml:id="list3745088469" text:style-name="L2">
        <text:list-item>
          <text:p text:style-name="P47">Without any additional options we only load directly loadable files</text:p>
        </text:list-item>
        <text:list-item>
          <text:p text:style-name="P47">With the option <text:span text:style-name="T17">/d</text:span> or <text:span text:style-name="T17">/dependent</text:span> we also dependent files</text:p>
        </text:list-item>
        <text:list-item>
          <text:p text:style-name="P47">With the option <text:span text:style-name="T17">/r</text:span> or <text:span text:style-name="T17">/referenced</text:span> we also load directly referenced files</text:p>
        </text:list-item>
        <text:list-item>
          <text:p text:style-name="P47">With the option <text:span text:style-name="T17">/a</text:span> or <text:span text:style-name="T17">/all</text:span> we load all files that might be used during simulation</text:p>
        </text:list-item>
      </text:list>
      <text:p text:style-name="P14">For clarity, only when no additional option is given will the files be loaded in alphabetical order. With any of the options given, additional files will be loaded as soon as they are identified. This is a depth-first way of loading the files which should keep related files as close as <text:span text:style-name="T27">possible</text:span> in the list.</text:p>
      <text:p text:style-name="P14">Some files might be loaded <text:span text:style-name="T27">referred</text:span> to multiple times (e.g., from different activities or from different world files). These files will be loaded only once.</text:p>
      <text:p text:style-name="P5">Example<text:span text:style-name="T11">s</text:span>:</text:p>
      <text:p text:style-name="P55">ContentChecker.exe *.t /<text:span text:style-name="T12">d</text:span></text:p>
      <text:p text:style-name="P12"><text:tab/>This will load not only the <text:span text:style-name="T17">.t</text:span> files, but also the <text:span text:style-name="T12">dependent </text:span><text:span text:style-name="T17">_</text:span><text:span text:style-name="T21">y.</text:span><text:span text:style-name="T22">raw</text:span><text:span text:style-name="T8"> and </text:span><text:span text:style-name="T22">_</text:span><text:span text:style-name="T23">f</text:span><text:span text:style-name="T22">.raw</text:span><text:span text:style-name="T8"> files</text:span></text:p>
      <text:p text:style-name="P56">ContentChecker.exe sigcfg.dat /<text:span text:style-name="T12">d</text:span></text:p>
      <text:p text:style-name="P8"><text:tab/>This will also load possible signal scripts</text:p>
      <text:p text:style-name="P58">ContentChecker.exe *.dat /d</text:p>
      <text:p text:style-name="P19"><text:span text:style-name="T9">This will load all </text:span><text:span text:style-name="T24">.dat</text:span><text:span text:style-name="T9"> files. In case it finds a signal script file (which is not independently loadable and not </text:span><text:span text:style-name="T10">even recognized as a script file) it will defer loading that file until a recognized signal config file is parsed and refers to that signal script file.</text:span><text:line-break/></text:p>
      <text:p text:style-name="P60">ContentChecker.exe eastbound.act /<text:span text:style-name="T12">r</text:span></text:p>
      <text:p text:style-name="P4"><text:tab/><text:span text:style-name="T7">this will also load the referenced </text:span><text:span text:style-name="T25">.srv</text:span><text:span text:style-name="T7"> and </text:span><text:span text:style-name="T25">.pat</text:span><text:span text:style-name="T7"> files</text:span></text:p>
      <text:p text:style-name="P57">ContentChecker.exe *.w /<text:span text:style-name="T13">r</text:span></text:p>
      <text:p text:style-name="P7"><text:tab/>This will also load various <text:span text:style-name="T17">.s</text:span> files, hazards, …</text:p>
      <text:p text:style-name="P59">ContentChecker.exe *.trk /a</text:p>
      <text:p text:style-name="P9"><text:tab/>This will load all relevant files belonging to that route, as well as a few engines and wagons</text:p>
      <text:h text:style-name="P33" text:outline-level="2"><text:bookmark-start text:name="__RefHeading___Toc165_1799448301"/>Advanced cross-checking<text:bookmark-end text:name="__RefHeading___Toc165_1799448301"/></text:h>
      <text:p text:style-name="P11">This is a more advanced feature that will be implemented later. <text:span text:style-name="T13">This describes a little bit the vision of where it needs to go.</text:span></text:p>
      <text:p text:style-name="P14">Additional option: <text:span text:style-name="T17">/c</text:span> or <text:span text:style-name="T17">/crosscheck</text:span></text:p>
      <text:p text:style-name="P6">In the future, this option <text:span text:style-name="T13">is </text:span>used to do more extensive cross-checking between files (e.g. checking that locations defined in a <text:span text:style-name="T17">.pat</text:span> file are in fact present in the <text:span text:style-name="T17">.tdb</text:span>, …).</text:p>
      <text:h text:style-name="P30" text:outline-level="2"><text:bookmark-start text:name="__RefHeading___Toc167_1799448301"/>Starting from windows explorer<text:bookmark-end text:name="__RefHeading___Toc167_1799448301"/></text:h>
      <text:p text:style-name="P2">Primarily this tool is a command-line tool. However, windows explorer also allows you to open a file with an application of choice. <text:span text:style-name="T5">For this tool that does not make sense: the output will not be </text:span><text:soft-page-break/><text:span text:style-name="T5">saved anywhere and the output window will be visible only until the tool is finished, which is way too short.</text:span></text:p>
      <text:h text:style-name="P43" text:outline-level="1"><text:bookmark-start text:name="__RefHeading___Toc169_1799448301"/>File recognition<text:bookmark-end text:name="__RefHeading___Toc169_1799448301"/></text:h>
      <text:p text:style-name="P10">Files that are loaded directly (so not from another file) will be recognized mainly by their extension.</text:p>
      <text:p text:style-name="P10">If the extension is not uni<text:span text:style-name="T14">que (especially </text:span><text:span text:style-name="T26">.dat</text:span><text:span text:style-name="T14"> files), </text:span>the SIMIS "JINX" header at the start identifies the file type; e.g. "<text:span text:style-name="T17">JINX0G0t</text:span>" is the signal configuration (<text:span text:style-name="T17">sigcfg.dat</text:span>), "<text:span text:style-name="T17">JINX0g0t</text:span>" is the gantry file (gantry.dat), and "<text:span text:style-name="T17">JINX0v1t</text:span>" is a car spawner file (<text:span text:style-name="T17">carspawn.dat</text:span>). However, the same header is sometimes the same for multiple file types; e.g. "<text:span text:style-name="T17">JINX0T0t</text:span>" is used for the four files containing the track and road databases and item tables. <text:span text:style-name="T14">As a last resort hard-coded names are used.</text:span></text:p>
      <text:h text:style-name="P44" text:outline-level="1"><text:bookmark-start text:name="__RefHeading___Toc586_2172955473"/>File relations<text:bookmark-end text:name="__RefHeading___Toc586_2172955473"/></text:h>
      <text:p text:style-name="P50">Below we describe the relations between different files. This is more of a documentation of the implementation than a description of how it should be, at least for now.</text:p>
      <text:h text:style-name="P34" text:outline-level="2"><text:bookmark-start text:name="__RefHeading___Toc588_2172955473"/><text:span text:style-name="T16">sigcfg.dat signal configuration</text:span><text:bookmark-end text:name="__RefHeading___Toc588_2172955473"/></text:h>
      <text:h text:style-name="P22" text:outline-level="3"><text:bookmark-start text:name="__RefHeading___Toc590_2172955473"/>Dependent files<text:bookmark-end text:name="__RefHeading___Toc590_2172955473"/></text:h>
      <text:p text:style-name="P51">All scriptfiles (e.g. <text:span text:style-name="T17">sigscr.dat</text:span>) that are defined in the <text:span text:style-name="T17">sigcfg.dat</text:span> file need the information from the signal config file and are therefore dependent.</text:p>
      <text:h text:style-name="P38" text:outline-level="2"><text:bookmark-start text:name="__RefHeading___Toc592_2172955473"/>.<text:span text:style-name="T29">sms sound management</text:span><text:bookmark-end text:name="__RefHeading___Toc592_2172955473"/></text:h>
      <text:h text:style-name="P26" text:outline-level="3"><text:bookmark-start text:name="__RefHeading___Toc607_2172955473"/><text:span text:style-name="T29">Referenced files</text:span><text:bookmark-end text:name="__RefHeading___Toc607_2172955473"/></text:h>
      <text:p text:style-name="P64">The <text:span text:style-name="T17">.sms</text:span> files directly reference one or more <text:span text:style-name="T17">.wav</text:span> files. These <text:span text:style-name="T17">.wav</text:span> files will be search in either the same directory as the <text:span text:style-name="T17">.sms</text:span> file (possibly via a relative path) or in the <text:span text:style-name="T17">&lt;route&gt;/SOUND</text:span> or <text:span text:style-name="T17">&lt;install_dir&gt;/SOUND</text:span> directories. Note that it might be a bit tricky to find these latter directories from only the full name of the <text:span text:style-name="T17">.sms</text:span> file.</text:p>
      <text:h text:style-name="P38" text:outline-level="2"><text:bookmark-start text:name="__RefHeading___Toc609_2172955473"/>.<text:span text:style-name="T16">t terrain tiles</text:span><text:bookmark-end text:name="__RefHeading___Toc609_2172955473"/></text:h>
      <text:h text:style-name="P21" text:outline-level="3"><text:bookmark-start text:name="__RefHeading___Toc594_2172955473"/><text:span text:style-name="T16">Dependent files</text:span><text:bookmark-end text:name="__RefHeading___Toc594_2172955473"/></text:h>
      <text:p text:style-name="P51">The <text:span text:style-name="T17">_y.raw</text:span> and if present the <text:span text:style-name="T17">_f.raw</text:span> (flags) files need to know the <text:span text:style-name="T17">samplecount</text:span> that is defined in the <text:span text:style-name="T17">.t</text:span> file and are therefore dependent on the <text:span text:style-name="T17">.t</text:span> file.</text:p>
      <text:h text:style-name="P36" text:outline-level="2"><text:bookmark-start text:name="__RefHeading___Toc596_2172955473"/>.<text:span text:style-name="T28">tdb track database</text:span><text:bookmark-end text:name="__RefHeading___Toc596_2172955473"/></text:h>
      <text:h text:style-name="P24" text:outline-level="3"><text:bookmark-start text:name="__RefHeading___Toc611_2172955473"/><text:span text:style-name="T28">Dependent files</text:span><text:bookmark-end text:name="__RefHeading___Toc611_2172955473"/></text:h>
      <text:p text:style-name="P62">The world-sound files (<text:span text:style-name="T17">.ws</text:span>) need the track database that is defined in the <text:span text:style-name="T17">.tdb</text:span> files, and therefore the <text:span text:style-name="T17">.ws</text:span> files depend on the <text:span text:style-name="T17">.tdb</text:span> file.</text:p>
      <text:h text:style-name="P35" text:outline-level="2"><text:bookmark-start text:name="__RefHeading___Toc598_2172955473"/>.<text:span text:style-name="T15">trk main route entry</text:span><text:bookmark-end text:name="__RefHeading___Toc598_2172955473"/></text:h>
      <text:h text:style-name="P20" text:outline-level="3"><text:bookmark-start text:name="__RefHeading___Toc602_2172955473"/><text:span text:style-name="T16">Referenced files</text:span><text:bookmark-end text:name="__RefHeading___Toc602_2172955473"/></text:h>
      <text:list xml:id="list726500021" text:style-name="L5">
        <text:list-item>
          <text:p text:style-name="P68">Loading screen and thumbnail <text:span text:style-name="T17">.ace</text:span> files</text:p>
        </text:list-item>
        <text:list-item>
          <text:p text:style-name="P68">6 types of default <text:span text:style-name="T17">.sms</text:span> files</text:p>
        </text:list-item>
        <text:list-item>
          <text:p text:style-name="P68"><text:soft-page-break/>12 <text:span text:style-name="T17">.env</text:span> environment files.</text:p>
        </text:list-item>
      </text:list>
      <text:h text:style-name="P23" text:outline-level="3"><text:bookmark-start text:name="__RefHeading___Toc604_2172955473"/>All files<text:bookmark-end text:name="__RefHeading___Toc604_2172955473"/></text:h>
      <text:p text:style-name="P70">Note all of the files mentioned below might subsequently load dependent or referenced files.</text:p>
      <text:list xml:id="list3757517360" text:style-name="L6">
        <text:list-item>
          <text:p text:style-name="P69">The <text:span text:style-name="T17">global/tsection.dat</text:span> <text:span text:style-name="T30">track sections</text:span></text:p>
        </text:list-item>
        <text:list-item>
          <text:p text:style-name="P69">The track (<text:span text:style-name="T17">.tdb</text:span>) and road (<text:span text:style-name="T17">.rdb</text:span>) databases.</text:p>
        </text:list-item>
        <text:list-item>
          <text:p text:style-name="P69">The <text:span text:style-name="T17">sigcfg.dat</text:span>, possibly in the <text:span text:style-name="T17">openrails</text:span> directory.</text:p>
        </text:list-item>
        <text:list-item>
          <text:p text:style-name="P69">All activity (<text:span text:style-name="T17">.act</text:span>) files in the <text:span text:style-name="T17">Activities</text:span> directory.</text:p>
        </text:list-item>
        <text:list-item>
          <text:p text:style-name="P69">All <text:span text:style-name="T17">.timetable_or</text:span>, <text:span text:style-name="T17">.timetable-or</text:span>, <text:span text:style-name="T17">.timetablelist-or</text:span> and <text:span text:style-name="T17">.timetablelist-or</text:span> files in the <text:span text:style-name="T17">Activities/Openrails </text:span>directory.</text:p>
        </text:list-item>
        <text:list-item>
          <text:p text:style-name="P69">All tiles (<text:span text:style-name="T17">.t</text:span>) files in the <text:span text:style-name="T17">Tiles </text:span>and <text:span text:style-name="T17">Lo_Tiles</text:span> directories</text:p>
        </text:list-item>
        <text:list-item>
          <text:p text:style-name="P69">All <text:span text:style-name="T17">.pat</text:span> <text:span text:style-name="T30">f</text:span>iles in the <text:span text:style-name="T17">Paths</text:span> directory. Note that some of these might already be loaded via the activities.</text:p>
        </text:list-item>
        <text:list-item>
          <text:p text:style-name="P69">All world (<text:span text:style-name="T17">.w</text:span>) files in the World directory.</text:p>
        </text:list-item>
      </text:list>
      <text:h text:style-name="P37" text:outline-level="2"><text:bookmark-start text:name="__RefHeading___Toc613_2172955473"/>Tsection.dat track sections<text:bookmark-end text:name="__RefHeading___Toc613_2172955473"/></text:h>
      <text:h text:style-name="P25" text:outline-level="3"><text:bookmark-start text:name="__RefHeading___Toc615_2172955473"/>Dependent files<text:bookmark-end text:name="__RefHeading___Toc615_2172955473"/></text:h>
      <text:p text:style-name="P62">This one is a bit complicated. There is a <text:span text:style-name="T17">global/tsection.dat</text:span> file. This file can be loaded independently.</text:p>
      <text:p text:style-name="P62">There seems to be a route-specific <text:s/><text:span text:style-name="T17">openrails/tsection.dat</text:span> that possibly can be loaded independently as well. However, due to a lack of an example the implementation might not be good yet.</text:p>
      <text:p text:style-name="P62">But the route-specific MSTS <text:span text:style-name="T17">tsection.dat</text:span> files is an addition to the <text:span text:style-name="T17">global/tsection.dat</text:span> file and therefore depends on the global one. Unfortunately, the global one does not know by itself which route is needed.</text:p>
      <text:p text:style-name="P62">This leads to the following implementation</text:p>
      <text:list xml:id="list1750066104" text:style-name="L3">
        <text:list-item>
          <text:p text:style-name="P63">The <text:span text:style-name="T17">&lt;route&gt;/tsection.dat</text:span> cannot be loaded independently. Currently as a result also the <text:span text:style-name="T17">&lt;route&gt;/openrails/tsection.dat</text:span> will not be loaded independently.</text:p>
        </text:list-item>
        <text:list-item>
          <text:p text:style-name="P63">The <text:span text:style-name="T17">global/tsection.dat</text:span> will be loaded if so requested. But only if it is loaded via the <text:span text:style-name="T17">.trk</text:span> file (using the <text:span text:style-name="T17">/all</text:span> switch) the loader will know about the route directory and only then the <text:span text:style-name="T17">&lt;route&gt;/tsection.dat</text:span> will be loaded.</text:p>
        </text:list-item>
      </text:list>
      <text:h text:style-name="P45" text:outline-level="1"><text:bookmark-start text:name="__RefHeading___Toc617_2172955473"/>Limitations and known issues<text:bookmark-end text:name="__RefHeading___Toc617_2172955473"/></text:h>
      <text:list xml:id="list4272628797" text:style-name="L4">
        <text:list-item>
          <text:p text:style-name="P66">Not all referenced files are implemented yet</text:p>
        </text:list-item>
        <text:list-item>
          <text:p text:style-name="P65"><text:span text:style-name="T29">Due to lack of examples many openrails-specific files might not yet be loaded or recognized properly.</text:span></text:p>
        </text:list-item>
        <text:list-item>
          <text:p text:style-name="P66">Currently only <text:span text:style-name="T17">.wav</text:span> files are handled as referenced files in the <text:span text:style-name="T17">.sms</text:span> files. Possibly this should be extend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adornments="Standaard" style:font-family-generic="modern" style:font-pitch="fixed"/>
    <style:font-face style:name="DejaVu Sans Mono" svg:font-family="'DejaVu Sans Mono'" style:font-family-generic="modern" style:font-pitch="fixed"/>
    <style:font-face style:name="Source Code Pro Medium" svg:font-family="'Source Code Pro Medium'"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Text" style:class="chapter" style:master-page-name="">
      <style:paragraph-properties style:page-number="auto"/>
      <style:text-properties style:font-name="Consolas" fo:font-family="Consolas" style:font-style-name="Standaard" style:font-family-generic="modern" style:font-pitch="fixed" fo:font-style="normal" officeooo:rsid="00abc6d0"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762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fo:text-indent="-1.016cm" fo:margin-left="1.905cm"/>
        </style:list-level-properties>
      </text:list-level-style-number>
      <text:list-level-style-number text:level="3" style:num-suffix=". "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1.524cm" fo:margin-left="3.175cm"/>
        </style:list-level-properties>
      </text:list-level-style-number>
      <text:list-level-style-number text:level="5" style:num-suffix=". " style:num-format="1" text:display-levels="5">
        <style:list-level-properties text:list-level-position-and-space-mode="label-alignment">
          <style:list-level-label-alignment text:label-followed-by="listtab" fo:text-indent="-1.778cm" fo:margin-left="3.81cm"/>
        </style:list-level-properties>
      </text:list-level-style-number>
      <text:list-level-style-number text:level="6" style:num-suffix=". " style:num-format="1" text:display-levels="6">
        <style:list-level-properties text:list-level-position-and-space-mode="label-alignment">
          <style:list-level-label-alignment text:label-followed-by="listtab" fo:text-indent="-2.032cm" fo:margin-left="4.445cm"/>
        </style:list-level-properties>
      </text:list-level-style-number>
      <text:list-level-style-number text:level="7" style:num-suffix=". " style:num-format="1" text:display-levels="7">
        <style:list-level-properties text:list-level-position-and-space-mode="label-alignment">
          <style:list-level-label-alignment text:label-followed-by="listtab" fo:text-indent="-2.286cm" fo:margin-left="5.08cm"/>
        </style:list-level-properties>
      </text:list-level-style-number>
      <text:list-level-style-number text:level="8" style:num-suffix=". " style:num-format="1" text:display-levels="8">
        <style:list-level-properties text:list-level-position-and-space-mode="label-alignment">
          <style:list-level-label-alignment text:label-followed-by="listtab" fo:text-indent="-2.54cm" fo:margin-left="5.715cm"/>
        </style:list-level-properties>
      </text:list-level-style-number>
      <text:list-level-style-number text:level="9" style:num-suffix=". " style:num-format="1" text:display-levels="9">
        <style:list-level-properties text:list-level-position-and-space-mode="label-alignment">
          <style:list-level-label-alignment text:label-followed-by="listtab"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07:19:19.977000000</meta:creation-date>
    <dc:date>2018-02-27T10:42:42.107000000</dc:date>
    <meta:editing-duration>PT22H53M48S</meta:editing-duration>
    <meta:editing-cycles>105</meta:editing-cycles>
    <meta:generator>LibreOffice/6.0.0.3$Windows_X86_64 LibreOffice_project/64a0f66915f38c6217de274f0aa8e15618924765</meta:generator>
    <meta:document-statistic meta:table-count="0" meta:image-count="0" meta:object-count="0" meta:page-count="6" meta:paragraph-count="135" meta:word-count="1703" meta:character-count="10095" meta:non-whitespace-character-count="8522"/>
  </office:meta>
</office:document-meta>
</file>